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P16" style:parent-style-name="Základnítext" style:family="paragraph">
      <style:paragraph-properties fo:text-align="start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fo:font-weight="bold" style:font-weight-asian="bold"/>
    </style:style>
    <style:style style:name="P20" style:parent-style-name="Základnítext" style:family="paragraph">
      <style:text-properties fo:background-color="#FFFF00"/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0/2021<text:bookmark-end text:name="Text14"/></text:p>
            <text:p text:style-name="Normální">KVOP-47928/2021<text:bookmark-end text:name="Text2"/></text:p>
            <text:p text:style-name="Normální"><text:bookmark-start text:name="Text6"/>12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M.</text:p>
            <text:p text:style-name="Normální"/>
            <text:p text:style-name="Normální"/>
            <text:p text:style-name="Normální"/>
            <text:p text:style-name="P15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 a rozhodnutí o částečném odmítnutí žádosti podle zákona č. 106/1999 Sb., o svobodném přístupu k informacím, ve znění pozdějších předpisů</text:h>
      <text:p text:style-name="P16">Vážený pane M.,</text:p>
      <text:p text:style-name="Základnítext">dne 8. listopadu 2021 byla do Kanceláře veřejného ochránce práv doručena Vaše žádost podle zákona č. 106/1999 Sb., o svobodném přístupu k informacím, ve znění pozdějších předpisů, kterou žádáte poskytnutí těchto informací:</text:p>
      <text:list text:style-name="LFO3_1" text:continue-numbering="true">
        <text:list-item>
          <text:p text:style-name="P17">anonymizované kopie všech podnětů s námitkou diskriminace z důvodu romského původu doručené v období od 1. ledna 2021 do 31. října 2021,</text:p>
        </text:list-item>
        <text:list-item>
          <text:p text:style-name="P18">anonymizované kopie odpovědí na podněty uvedené pod bodem 1.</text:p>
        </text:list-item>
      </text:list>
      <text:p text:style-name="Základnítext">Ve smyslu zákona o svobodném přístupu k informacím, se<text:s/><text:span text:style-name="T19">poskytují tyto informace</text:span>:</text:p>
      <text:h text:style-name="Nadpis2" text:outline-level="2">K bodu 2</text:h>
      <text:p text:style-name="Základnítext">Kancelář veřejného ochránce práv eviduje ke dni 11. listopadu 2021 v interním spisovém<text:s/>informačním systému<text:s/><text:span text:style-name="Silné">19 podnětů</text:span><text:s/>s námitkou diskriminace z důvodu romského původu doručené v období od 1. ledna 2021 do 31. října 2021.</text:p>
      <text:p text:style-name="Normální">Anonymizované kopie odpovědí na<text:s/><text:span text:style-name="Silné">14</text:span><text:s/>z těchto podnětů se posílají přílohou tohoto dopisu.</text:p>
      <text:p text:style-name="Základnítext">Současně 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Základnítext">kterým se<text:s/><text:span text:style-name="Silné">částečně odmítá</text:span><text:s/>žádost pana J.<text:s/>M., nar.<text:s/>xx, s místem trvalého pobytu<text:s/>xx<text:s/>ze dne 8. listopadu 2021 podle ustanovení § 11 odst. 2 písm. a) a §<text:s/>2 odst. 4 zákona o svobodném přístupu k informacím.</text:p>
      <text:soft-page-break/>
      <text:h text:style-name="Nadpis1" text:outline-level="1">Odůvodnění</text:h>
      <text:h text:style-name="Nadpis2" text:outline-level="2">K bodu 1</text:h>
      <text:p text:style-name="Základnítext">Na základě § 11 odst. 2 písm. a) zákona o svobodném přístupu k informacím nelze poskytnout anonymizované kopie podnětů s námitkou diskriminace z důvodu romského původu. Podněty od stěžovatelů jsou totiž informacemi, které vznikly bez použití veřejných prostředků, byly předány osobami, kterým tento zákon povinnosti neukládá, a tyto osoby zároveň nesdělily, že by s poskytnutím informací souhlasily.</text:p>
      <text:h text:style-name="Nadpis2" text:outline-level="2">K bodu 2</text:h>
      <text:p text:style-name="Základnítext">U pěti podnětů z evidovaných 19<text:s/>za požadované období nelze poskytnout odpověď na základě § 2 odst. 4 zákona o svobodném přístupu k informacím. Prověřování těchto pěti podnětů totiž prozatím neskončilo. Žádost o informace tak směřuje na budoucí odpovědi, které prozatím nevznikly.</text:p>
      <text:p text:style-name="Základnítext">V poskytnutých odpovědích jsou anonymizované údaje osobní povahy o stěžovatelích, zejména jejich jména a bydliště, a případně údaje o dalších osobách z jejich okolí.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20"/>
      <text:p text:style-name="podpis"/>
      <text:p text:style-name="podpis">JUDr. Pavel Pořízek, Ph.D., v. r.</text:p>
      <text:p text:style-name="podpis">vedoucí Kanceláře veřejného ochránce práv</text:p>
      <text:p text:style-name="podpis">(podepsáno elektronicky)</text:p>
      <text:h text:style-name="Nadpis1" text:outline-level="1"/>
      <text:p text:style-name="Normální"><text:span text:style-name="T21">14 Přílo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UD7W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9:18:00Z</meta:creation-date>
    <dc:date>2021-12-13T09:19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6" meta:word-count="472" meta:character-count="3251" meta:row-count="23" meta:non-whitespace-character-count="2785"/>
  </office:meta>
</office:document-meta>
</file>